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ans" svg:font-family="OpenSans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5667"/>
    </style:style>
    <style:style style:name="P2" style:family="paragraph" style:parent-style-name="Standard">
      <style:text-properties officeooo:paragraph-rsid="00112ace"/>
    </style:style>
    <style:style style:name="P3" style:family="paragraph" style:parent-style-name="Standard">
      <style:text-properties officeooo:rsid="0017c803" officeooo:paragraph-rsid="0017c803"/>
    </style:style>
    <style:style style:name="P4" style:family="paragraph" style:parent-style-name="Standard">
      <style:text-properties officeooo:paragraph-rsid="0017c803"/>
    </style:style>
    <style:style style:name="P5" style:family="paragraph" style:parent-style-name="Standard">
      <style:text-properties officeooo:rsid="0018fa0f" officeooo:paragraph-rsid="0018fa0f"/>
    </style:style>
    <style:style style:name="P6" style:family="paragraph" style:parent-style-name="Standard">
      <style:paragraph-properties fo:margin-top="0cm" fo:margin-bottom="0.499cm" loext:contextual-spacing="false"/>
    </style:style>
    <style:style style:name="P7" style:family="paragraph" style:parent-style-name="Standard">
      <style:paragraph-properties fo:margin-top="0cm" fo:margin-bottom="0cm" loext:contextual-spacing="false"/>
      <style:text-properties officeooo:rsid="00112ace" officeooo:paragraph-rsid="00112ace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15803f"/>
    </style:style>
    <style:style style:name="P9" style:family="paragraph" style:parent-style-name="Standard">
      <style:paragraph-properties fo:margin-top="0cm" fo:margin-bottom="0cm" loext:contextual-spacing="false"/>
      <style:text-properties officeooo:rsid="0016b7f8" officeooo:paragraph-rsid="0016b7f8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17383a"/>
    </style:style>
    <style:style style:name="P11" style:family="paragraph" style:parent-style-name="Standard">
      <style:paragraph-properties fo:margin-top="0cm" fo:margin-bottom="0cm" loext:contextual-spacing="false"/>
      <style:text-properties officeooo:rsid="0017383a" officeooo:paragraph-rsid="0017383a"/>
    </style:style>
    <style:style style:name="P12" style:family="paragraph" style:parent-style-name="Text_20_body">
      <style:text-properties officeooo:rsid="0017383a" officeooo:paragraph-rsid="0017383a"/>
    </style:style>
    <style:style style:name="P13" style:family="paragraph" style:parent-style-name="Text_20_body">
      <style:text-properties officeooo:paragraph-rsid="0017383a"/>
    </style:style>
    <style:style style:name="P14" style:family="paragraph" style:parent-style-name="Text_20_body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12ace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12f331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5803f" officeooo:paragraph-rsid="0015803f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15803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6b7f8" officeooo:paragraph-rsid="0016b7f8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16b7f8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170d04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17383a" officeooo:paragraph-rsid="0017383a"/>
    </style:style>
    <style:style style:name="T1" style:family="text">
      <style:text-properties officeooo:rsid="000f5667"/>
    </style:style>
    <style:style style:name="T2" style:family="text">
      <style:text-properties fo:font-variant="normal" fo:text-transform="none" fo:color="#373a3c" style:font-name="OpenSans" fo:font-size="8.39999961853027pt" fo:letter-spacing="normal" fo:font-style="normal" fo:font-weight="normal"/>
    </style:style>
    <style:style style:name="T3" style:family="text">
      <style:text-properties fo:font-variant="normal" fo:text-transform="none" fo:color="#1f1f1f" style:font-name="OpenSans" fo:font-size="8.39999961853027pt" fo:letter-spacing="normal" fo:font-style="normal" fo:font-weight="normal"/>
    </style:style>
    <style:style style:name="T4" style:family="text">
      <style:text-properties fo:font-variant="normal" fo:text-transform="none" fo:color="#1f1f1f" style:font-name="OpenSans" fo:font-size="8.39999961853027pt" fo:letter-spacing="normal" fo:font-style="normal" fo:font-weight="normal" officeooo:rsid="0017c803"/>
    </style:style>
    <style:style style:name="T5" style:family="text">
      <style:text-properties officeooo:rsid="00112ace"/>
    </style:style>
    <style:style style:name="T6" style:family="text">
      <style:text-properties officeooo:rsid="0012f331"/>
    </style:style>
    <style:style style:name="T7" style:family="text">
      <style:text-properties officeooo:rsid="0015803f"/>
    </style:style>
    <style:style style:name="T8" style:family="text">
      <style:text-properties officeooo:rsid="0016b7f8"/>
    </style:style>
    <style:style style:name="T9" style:family="text">
      <style:text-properties officeooo:rsid="00170d04"/>
    </style:style>
    <style:style style:name="T10" style:family="text">
      <style:text-properties officeooo:rsid="0017383a"/>
    </style:style>
    <style:style style:name="T11" style:family="text">
      <style:text-properties officeooo:rsid="0017c803"/>
    </style:style>
    <style:style style:name="T12" style:family="text">
      <style:text-properties officeooo:rsid="0018f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stion 1</text:p>
      <text:p text:style-name="Text_20_body">Which of the following are the purpose of AB testing? (Select all that apply).</text:p>
      <text:p text:style-name="P1"><text:span text:style-name="T1">V </text:span>Learn from data</text:p>
      <text:p text:style-name="P1"><text:span text:style-name="T1">v </text:span><text:span text:style-name="T2">Provide evidence for or disprove a hypothesis</text:span> </text:p>
      <text:p text:style-name="P1"/>
      <text:p text:style-name="P1">2.</text:p>
      <text:p text:style-name="P6">Question 2</text:p>
      <text:p text:style-name="Text_20_body">Which of the following are necessary components of a user-level test assignment table? (Select all that apply).</text:p>
      <text:p text:style-name="P14"/>
      <text:p text:style-name="P1"><text:span text:style-name="T1">V <text:s/></text:span><text:span text:style-name="T2">A test name or number</text:span> </text:p>
      <text:p text:style-name="P2"><text:span text:style-name="T5">v </text:span><text:span text:style-name="T2">The date or time of assignment</text:span> </text:p>
      <text:p text:style-name="P2"><text:span text:style-name="T5">v </text:span><text:span text:style-name="T3">The assignment (treatment or control?)</text:span> </text:p>
      <text:p text:style-name="P2"><text:span text:style-name="T5">v </text:span><text:span text:style-name="T3">The user_id</text:span> </text:p>
      <text:p text:style-name="P2"/>
      <text:p text:style-name="P2">3.</text:p>
      <text:p text:style-name="P6">Question 3</text:p>
      <text:p text:style-name="Text_20_body">Which of the following are necessary components of an item-level test assignment table? (Select all that apply).</text:p>
      <text:p text:style-name="P15"><text:span text:style-name="T5">V </text:span>The date or time of assignment</text:p>
      <text:p text:style-name="P15"><text:span text:style-name="T5">v <text:s/></text:span>A test name or number</text:p>
      <text:p text:style-name="P15"><text:span text:style-name="T5">v </text:span><text:span text:style-name="T3">The assignment (treatment or control?)</text:span> </text:p>
      <text:p text:style-name="P15"><text:span text:style-name="T5">v <text:s/></text:span>The item id</text:p>
      <text:p text:style-name="P15"/>
      <text:p text:style-name="P7"><text:line-break/>Question 4</text:p>
      <text:p text:style-name="Text_20_body">In the final project we’ll be doing AB testing at an item level. Check out the table final_assignment_qa. What other pieces of data will you need to compute the 30-day order binary. (Select all that apply).</text:p>
      <text:p text:style-name="Text_20_body"><text:span text:style-name="Emphasis">Please note: 30-day order binary means show a 1 if the item was ordered at any point the 30 day period after treatment, and 0 if the item was never ordered.</text:span></text:p>
      <text:p text:style-name="P16"><text:span text:style-name="T6">V </text:span><text:span text:style-name="T3">The orders table</text:span> </text:p>
      <text:p text:style-name="P16"><text:span text:style-name="T6">x </text:span><text:span text:style-name="T3">The users table</text:span> </text:p>
      <text:p text:style-name="P16"><text:span text:style-name="T6">x </text:span><text:span text:style-name="T3">The item category</text:span> </text:p>
      <text:p text:style-name="P16"><text:span text:style-name="T6">x </text:span><text:span text:style-name="T2">The user_id</text:span> </text:p>
      <text:p text:style-name="P18"><text:span text:style-name="T7">v </text:span>I'm still missing something</text:p>
      <text:p text:style-name="P18"/>
      <text:p text:style-name="P8">5.</text:p>
      <text:p text:style-name="P6">Question 5</text:p>
      <text:p text:style-name="Text_20_body">Use this <text:a xlink:type="simple" xlink:href="https://thumbtack.github.io/abba/demo/abba.html" office:target-frame-name="_blank" xlink:show="new" text:style-name="Internet_20_link" text:visited-style-name="Visited_20_Internet_20_Link">AB testing calculator</text:a>. Enter the numbers seen in the image, and use the results to determine if the results are statistically significant.</text:p>
      <text:p text:style-name="Text_20_body"/>
      <text:p text:style-name="Text_20_body"><text:soft-page-break/>Are the results statistically significant?</text:p>
      <text:p text:style-name="P14"/>
      <text:p text:style-name="P19">NO</text:p>
      <text:p text:style-name="P19"/>
      <text:p text:style-name="P9">6.</text:p>
      <text:p text:style-name="P6">Question 6</text:p>
      <text:p text:style-name="Text_20_body">Use this <text:a xlink:type="simple" xlink:href="https://thumbtack.github.io/abba/demo/abba.html" office:target-frame-name="_blank" xlink:show="new" text:style-name="Internet_20_link" text:visited-style-name="Visited_20_Internet_20_Link">AB testing calculator</text:a>. Enter the numbers seen in the image, and select all the correct interpretations of the data.</text:p>
      <text:p text:style-name="P20"><text:span text:style-name="T8">V </text:span><text:span text:style-name="T3">We have not collected enough samples to be able to detect statistically significant lift of 1%</text:span> </text:p>
      <text:p text:style-name="P21"><text:span text:style-name="T12">x</text:span><text:span text:style-name="T9"> </text:span><text:span text:style-name="T3">The treatment caused a 1% lift in the success metric</text:span> </text:p>
      <text:p text:style-name="P20"><text:span text:style-name="T8">x </text:span><text:span text:style-name="T2">The treatment caused a lift of as much as 27% in the success metric</text:span> </text:p>
      <text:p text:style-name="P17"/>
      <text:p text:style-name="P10"><text:line-break/>Question 7</text:p>
      <text:p text:style-name="Text_20_body">Use this <text:a xlink:type="simple" xlink:href="https://thumbtack.github.io/abba/demo/abba.html" office:target-frame-name="_blank" xlink:show="new" text:style-name="Internet_20_link" text:visited-style-name="Visited_20_Internet_20_Link">AB testing calculator</text:a>. Enter the numbers seen in the image. In this calculation, what is the observed success rate in control?</text:p>
      <text:p text:style-name="P13"><text:span text:style-name="T10">V </text:span>8.5%</text:p>
      <text:p text:style-name="P12"><text:span text:style-name="T2"/></text:p>
      <text:p text:style-name="P12"><text:span text:style-name="T2">8 Use this </text:span><text:a xlink:type="simple" xlink:href="https://thumbtack.github.io/abba/demo/abba.html" office:target-frame-name="_blank" xlink:show="new" text:style-name="Internet_20_link" text:visited-style-name="Visited_20_Internet_20_Link">AB testing calculator</text:a><text:span text:style-name="T2">. Enter the numbers seen in the image. In this calculation, what is the observed success rate in treatment?</text:span> </text:p>
      <text:p text:style-name="P22">14%</text:p>
      <text:p text:style-name="P22"/>
      <text:p text:style-name="P11">9.</text:p>
      <text:p text:style-name="P6">Question 9</text:p>
      <text:p text:style-name="Text_20_body">Use this <text:a xlink:type="simple" xlink:href="https://thumbtack.github.io/abba/demo/abba.html" office:target-frame-name="_blank" xlink:show="new" text:style-name="Internet_20_link" text:visited-style-name="Visited_20_Internet_20_Link">AB testing calculator</text:a>. Enter the numbers seen in the image. In this calculation, what is the observed relative lift in success rate between control and treatment?</text:p>
      <text:p text:style-name="P22"><text:span text:style-name="T4">X </text:span><text:span text:style-name="T3">7.5% to 9.6%</text:span> </text:p>
      <text:p text:style-name="P4"><text:span text:style-name="T11">x </text:span></text:p>
      <text:p text:style-name="Text_20_body">40% to 81%</text:p>
      <text:p text:style-name="P5">v61</text:p>
      <text:p text:style-name="P4"><text:span text:style-name="T11">x </text:span><text:span text:style-name="T3">12% to 15%</text:span> </text:p>
      <text:p text:style-name="P2"/>
      <text:p text:style-name="P4"><text:span text:style-name="T11">10. </text:span><text:span text:style-name="T2">Use this </text:span><text:a xlink:type="simple" xlink:href="https://thumbtack.github.io/abba/demo/abba.html" office:target-frame-name="_blank" xlink:show="new" text:style-name="Internet_20_link" text:visited-style-name="Visited_20_Internet_20_Link">AB testing calculator</text:a><text:span text:style-name="T2">. Enter the numbers seen in the image. In this calculation, what is the range of improvement that is likely to have been caused by the treatment?</text:span> </text:p>
      <text:p text:style-name="Text_20_body">40% to 81%</text:p>
      <text:p text:style-name="P4"><text:span text:style-name="T11">11. </text:span><text:span text:style-name="T2">Which of the following queries would meet the coding standards for the final project?</text:span></text:p>
      <text:p text:style-name="P4"><text:span text:style-name="T11">V </text:span></text:p>
      <text:p text:style-name="Text_20_body">SELECT </text:p>
      <text:p text:style-name="Text_20_body">COUNT(*) AS user_count</text:p>
      <text:p text:style-name="Text_20_body">FROM dsv1069.user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ans" svg:font-family="OpenSans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21:29:02.907000000</meta:creation-date>
    <dc:date>2021-03-03T21:40:38.144000000</dc:date>
    <meta:editing-duration>PT11M32S</meta:editing-duration>
    <meta:editing-cycles>10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57" meta:word-count="455" meta:character-count="2507" meta:non-whitespace-character-count="2084"/>
  </office:meta>
</office:document-meta>
</file>